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Default Dataset" table:style-name="ta1">
        <table:shapes>
          <draw:frame draw:z-index="0" draw:style-name="gr1" draw:text-style-name="P1" svg:width="434.89pt" svg:height="527.47pt" svg:x="346.42pt" svg:y="97.48pt">
            <loext:p draw:notify-on-update-of-ranges="'Default Dataset'.D8:'Default Dataset'.D79 'Default Dataset'.E8:'Default Dataset'.E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527.47pt" svg:x="348.83pt" svg:y="1074.44pt">
            <loext:p draw:notify-on-update-of-ranges="'Default Dataset'.D85:'Default Dataset'.D156 'Default Dataset'.E85:'Default Dataset'.E1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amples from antenna measurement in paper “Effects of Antenna Characteristics and Placements on a Vehicle-to-Vehicle Channel Scenario”</text:p>
          </table:table-cell>
          <table:table-cell table:style-name="ce1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enna diagram of monopole antenna mounted on the roof (see fig. 4 G_theta,Monopo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s taken in a 5 degrees gri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style-name="ce2" table:formula="of:=-0.888 -0.942 -1.109 -1.29 -1.543 -1.717 -1.898 -1.902 -1.979 -2.018 -2.18 -2.336 -2.354 -2.287 -2.181 -2.008 -1.837 -1.667 -1.538 -1.553 -1.687 -1.819 -1.921 -1.977 -1.902 -1.768 -1.672 -1.741 -1.888 -2.167 -2.304 -2.326 -2.114 -1.838 -1.53 -1.36 -1.275 -1.331 -1.524 -1.759 -2.046 -2.212 -2.251 -2.04 -1.732 -1.519 -1.476 -1.579 -1.713 -1.775 -1.73 -1.585 -1.423 -1.339 -1.263 -1.433 -1.62 -1.857 -1.973 -2.059 -2.114 -2.097 -1.991 -1.95 -1.865 -1.865 -1.736 -1.606 -1.371 -1.17 -0.986 -0.893" office:value-type="float" office:value="-125.399" calcext:value-type="float" table:number-columns-spanned="1" table:number-rows-spanned="73">
            <text:p>-125.399</text:p>
          </table:table-cell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88000000000002" calcext:value-type="float">
            <text:p>-0.888</text:p>
          </table:table-cell>
          <table:covered-table-cell/>
          <table:table-cell office:value-type="string" calcext:value-type="string">
            <text:p>0°</text:p>
          </table:table-cell>
          <table:table-cell office:value-type="float" office:value="-0.888000000000002" calcext:value-type="float">
            <text:p>-0.8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42" calcext:value-type="float">
            <text:p>-0.942</text:p>
          </table:table-cell>
          <table:covered-table-cell/>
          <table:table-cell/>
          <table:table-cell office:value-type="float" office:value="-0.893000000000001" calcext:value-type="float">
            <text:p>-0.8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109" calcext:value-type="float">
            <text:p>-1.109</text:p>
          </table:table-cell>
          <table:covered-table-cell/>
          <table:table-cell/>
          <table:table-cell office:value-type="float" office:value="-0.986000000000001" calcext:value-type="float">
            <text:p>-0.98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29" calcext:value-type="float">
            <text:p>-1.29</text:p>
          </table:table-cell>
          <table:covered-table-cell/>
          <table:table-cell/>
          <table:table-cell office:value-type="float" office:value="-1.17" calcext:value-type="float">
            <text:p>-1.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543" calcext:value-type="float">
            <text:p>-1.543</text:p>
          </table:table-cell>
          <table:covered-table-cell/>
          <table:table-cell/>
          <table:table-cell office:value-type="float" office:value="-1.371" calcext:value-type="float">
            <text:p>-1.37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717" calcext:value-type="float">
            <text:p>-1.717</text:p>
          </table:table-cell>
          <table:covered-table-cell/>
          <table:table-cell/>
          <table:table-cell office:value-type="float" office:value="-1.606" calcext:value-type="float">
            <text:p>-1.6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898" calcext:value-type="float">
            <text:p>-1.898</text:p>
          </table:table-cell>
          <table:covered-table-cell/>
          <table:table-cell/>
          <table:table-cell office:value-type="float" office:value="-1.736" calcext:value-type="float">
            <text:p>-1.73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.902" calcext:value-type="float">
            <text:p>-1.902</text:p>
          </table:table-cell>
          <table:covered-table-cell/>
          <table:table-cell/>
          <table:table-cell office:value-type="float" office:value="-1.865" calcext:value-type="float">
            <text:p>-1.8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.979" calcext:value-type="float">
            <text:p>-1.979</text:p>
          </table:table-cell>
          <table:covered-table-cell/>
          <table:table-cell/>
          <table:table-cell office:value-type="float" office:value="-1.865" calcext:value-type="float">
            <text:p>-1.86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.018" calcext:value-type="float">
            <text:p>-2.018</text:p>
          </table:table-cell>
          <table:covered-table-cell/>
          <table:table-cell office:value-type="string" calcext:value-type="string">
            <text:p>315°</text:p>
          </table:table-cell>
          <table:table-cell office:value-type="float" office:value="-1.95" calcext:value-type="float">
            <text:p>-1.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18" calcext:value-type="float">
            <text:p>-2.18</text:p>
          </table:table-cell>
          <table:covered-table-cell/>
          <table:table-cell/>
          <table:table-cell office:value-type="float" office:value="-1.991" calcext:value-type="float">
            <text:p>-1.99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.336" calcext:value-type="float">
            <text:p>-2.336</text:p>
          </table:table-cell>
          <table:covered-table-cell/>
          <table:table-cell/>
          <table:table-cell office:value-type="float" office:value="-2.097" calcext:value-type="float">
            <text:p>-2.09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.354" calcext:value-type="float">
            <text:p>-2.354</text:p>
          </table:table-cell>
          <table:covered-table-cell/>
          <table:table-cell/>
          <table:table-cell office:value-type="float" office:value="-2.114" calcext:value-type="float">
            <text:p>-2.11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287" calcext:value-type="float">
            <text:p>-2.287</text:p>
          </table:table-cell>
          <table:covered-table-cell/>
          <table:table-cell/>
          <table:table-cell office:value-type="float" office:value="-2.059" calcext:value-type="float">
            <text:p>-2.05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.181" calcext:value-type="float">
            <text:p>-2.181</text:p>
          </table:table-cell>
          <table:covered-table-cell/>
          <table:table-cell/>
          <table:table-cell office:value-type="float" office:value="-1.973" calcext:value-type="float">
            <text:p>-1.9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.008" calcext:value-type="float">
            <text:p>-2.008</text:p>
          </table:table-cell>
          <table:covered-table-cell/>
          <table:table-cell/>
          <table:table-cell office:value-type="float" office:value="-1.857" calcext:value-type="float">
            <text:p>-1.85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.837" calcext:value-type="float">
            <text:p>-1.837</text:p>
          </table:table-cell>
          <table:covered-table-cell/>
          <table:table-cell/>
          <table:table-cell office:value-type="float" office:value="-1.62" calcext:value-type="float">
            <text:p>-1.6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.667" calcext:value-type="float">
            <text:p>-1.667</text:p>
          </table:table-cell>
          <table:covered-table-cell/>
          <table:table-cell/>
          <table:table-cell office:value-type="float" office:value="-1.433" calcext:value-type="float">
            <text:p>-1.4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.538" calcext:value-type="float">
            <text:p>-1.538</text:p>
          </table:table-cell>
          <table:covered-table-cell/>
          <table:table-cell/>
          <table:table-cell office:value-type="float" office:value="-1.263" calcext:value-type="float">
            <text:p>-1.2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553" calcext:value-type="float">
            <text:p>-1.553</text:p>
          </table:table-cell>
          <table:covered-table-cell/>
          <table:table-cell/>
          <table:table-cell office:value-type="float" office:value="-1.339" calcext:value-type="float">
            <text:p>-1.33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.687" calcext:value-type="float">
            <text:p>-1.687</text:p>
          </table:table-cell>
          <table:covered-table-cell/>
          <table:table-cell/>
          <table:table-cell office:value-type="float" office:value="-1.423" calcext:value-type="float">
            <text:p>-1.42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.819" calcext:value-type="float">
            <text:p>-1.819</text:p>
          </table:table-cell>
          <table:covered-table-cell/>
          <table:table-cell/>
          <table:table-cell office:value-type="float" office:value="-1.585" calcext:value-type="float">
            <text:p>-1.58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.921" calcext:value-type="float">
            <text:p>-1.921</text:p>
          </table:table-cell>
          <table:covered-table-cell/>
          <table:table-cell/>
          <table:table-cell office:value-type="float" office:value="-1.73" calcext:value-type="float">
            <text:p>-1.7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.977" calcext:value-type="float">
            <text:p>-1.977</text:p>
          </table:table-cell>
          <table:covered-table-cell/>
          <table:table-cell/>
          <table:table-cell office:value-type="float" office:value="-1.775" calcext:value-type="float">
            <text:p>-1.77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902" calcext:value-type="float">
            <text:p>-1.902</text:p>
          </table:table-cell>
          <table:covered-table-cell/>
          <table:table-cell/>
          <table:table-cell office:value-type="float" office:value="-1.713" calcext:value-type="float">
            <text:p>-1.71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768" calcext:value-type="float">
            <text:p>-1.768</text:p>
          </table:table-cell>
          <table:covered-table-cell/>
          <table:table-cell/>
          <table:table-cell office:value-type="float" office:value="-1.579" calcext:value-type="float">
            <text:p>-1.57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672" calcext:value-type="float">
            <text:p>-1.672</text:p>
          </table:table-cell>
          <table:covered-table-cell/>
          <table:table-cell/>
          <table:table-cell office:value-type="float" office:value="-1.476" calcext:value-type="float">
            <text:p>-1.47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741" calcext:value-type="float">
            <text:p>-1.741</text:p>
          </table:table-cell>
          <table:covered-table-cell/>
          <table:table-cell office:value-type="string" calcext:value-type="string">
            <text:p>225°</text:p>
          </table:table-cell>
          <table:table-cell office:value-type="float" office:value="-1.519" calcext:value-type="float">
            <text:p>-1.51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888" calcext:value-type="float">
            <text:p>-1.888</text:p>
          </table:table-cell>
          <table:covered-table-cell/>
          <table:table-cell/>
          <table:table-cell office:value-type="float" office:value="-1.732" calcext:value-type="float">
            <text:p>-1.732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.167" calcext:value-type="float">
            <text:p>-2.167</text:p>
          </table:table-cell>
          <table:covered-table-cell/>
          <table:table-cell/>
          <table:table-cell office:value-type="float" office:value="-2.04" calcext:value-type="float">
            <text:p>-2.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.304" calcext:value-type="float">
            <text:p>-2.304</text:p>
          </table:table-cell>
          <table:covered-table-cell/>
          <table:table-cell/>
          <table:table-cell office:value-type="float" office:value="-2.251" calcext:value-type="float">
            <text:p>-2.25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.326" calcext:value-type="float">
            <text:p>-2.326</text:p>
          </table:table-cell>
          <table:covered-table-cell/>
          <table:table-cell/>
          <table:table-cell office:value-type="float" office:value="-2.212" calcext:value-type="float">
            <text:p>-2.21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.114" calcext:value-type="float">
            <text:p>-2.114</text:p>
          </table:table-cell>
          <table:covered-table-cell/>
          <table:table-cell/>
          <table:table-cell office:value-type="float" office:value="-2.046" calcext:value-type="float">
            <text:p>-2.04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.838" calcext:value-type="float">
            <text:p>-1.838</text:p>
          </table:table-cell>
          <table:covered-table-cell/>
          <table:table-cell/>
          <table:table-cell office:value-type="float" office:value="-1.759" calcext:value-type="float">
            <text:p>-1.75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.53" calcext:value-type="float">
            <text:p>-1.53</text:p>
          </table:table-cell>
          <table:covered-table-cell/>
          <table:table-cell/>
          <table:table-cell office:value-type="float" office:value="-1.524" calcext:value-type="float">
            <text:p>-1.52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.36" calcext:value-type="float">
            <text:p>-1.36</text:p>
          </table:table-cell>
          <table:covered-table-cell/>
          <table:table-cell/>
          <table:table-cell office:value-type="float" office:value="-1.331" calcext:value-type="float">
            <text:p>-1.33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.275" calcext:value-type="float">
            <text:p>-1.275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-1.275" calcext:value-type="float">
            <text:p>-1.27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.331" calcext:value-type="float">
            <text:p>-1.331</text:p>
          </table:table-cell>
          <table:covered-table-cell/>
          <table:table-cell/>
          <table:table-cell office:value-type="float" office:value="-1.36" calcext:value-type="float">
            <text:p>-1.3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.524" calcext:value-type="float">
            <text:p>-1.524</text:p>
          </table:table-cell>
          <table:covered-table-cell/>
          <table:table-cell/>
          <table:table-cell office:value-type="float" office:value="-1.53" calcext:value-type="float">
            <text:p>-1.53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.759" calcext:value-type="float">
            <text:p>-1.759</text:p>
          </table:table-cell>
          <table:covered-table-cell/>
          <table:table-cell/>
          <table:table-cell office:value-type="float" office:value="-1.838" calcext:value-type="float">
            <text:p>-1.83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.046" calcext:value-type="float">
            <text:p>-2.046</text:p>
          </table:table-cell>
          <table:covered-table-cell/>
          <table:table-cell/>
          <table:table-cell office:value-type="float" office:value="-2.114" calcext:value-type="float">
            <text:p>-2.11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.212" calcext:value-type="float">
            <text:p>-2.212</text:p>
          </table:table-cell>
          <table:covered-table-cell/>
          <table:table-cell/>
          <table:table-cell office:value-type="float" office:value="-2.326" calcext:value-type="float">
            <text:p>-2.32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.251" calcext:value-type="float">
            <text:p>-2.251</text:p>
          </table:table-cell>
          <table:covered-table-cell/>
          <table:table-cell/>
          <table:table-cell office:value-type="float" office:value="-2.304" calcext:value-type="float">
            <text:p>-2.30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.04" calcext:value-type="float">
            <text:p>-2.04</text:p>
          </table:table-cell>
          <table:covered-table-cell/>
          <table:table-cell/>
          <table:table-cell office:value-type="float" office:value="-2.167" calcext:value-type="float">
            <text:p>-2.16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.732" calcext:value-type="float">
            <text:p>-1.732</text:p>
          </table:table-cell>
          <table:covered-table-cell/>
          <table:table-cell/>
          <table:table-cell office:value-type="float" office:value="-1.888" calcext:value-type="float">
            <text:p>-1.88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.519" calcext:value-type="float">
            <text:p>-1.519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-1.741" calcext:value-type="float">
            <text:p>-1.74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.476" calcext:value-type="float">
            <text:p>-1.476</text:p>
          </table:table-cell>
          <table:covered-table-cell/>
          <table:table-cell/>
          <table:table-cell office:value-type="float" office:value="-1.672" calcext:value-type="float">
            <text:p>-1.67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.579" calcext:value-type="float">
            <text:p>-1.579</text:p>
          </table:table-cell>
          <table:covered-table-cell/>
          <table:table-cell/>
          <table:table-cell office:value-type="float" office:value="-1.768" calcext:value-type="float">
            <text:p>-1.76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.713" calcext:value-type="float">
            <text:p>-1.713</text:p>
          </table:table-cell>
          <table:covered-table-cell/>
          <table:table-cell/>
          <table:table-cell office:value-type="float" office:value="-1.902" calcext:value-type="float">
            <text:p>-1.90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.775" calcext:value-type="float">
            <text:p>-1.775</text:p>
          </table:table-cell>
          <table:covered-table-cell/>
          <table:table-cell/>
          <table:table-cell office:value-type="float" office:value="-1.977" calcext:value-type="float">
            <text:p>-1.97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.73" calcext:value-type="float">
            <text:p>-1.73</text:p>
          </table:table-cell>
          <table:covered-table-cell/>
          <table:table-cell/>
          <table:table-cell office:value-type="float" office:value="-1.921" calcext:value-type="float">
            <text:p>-1.92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.585" calcext:value-type="float">
            <text:p>-1.585</text:p>
          </table:table-cell>
          <table:covered-table-cell/>
          <table:table-cell/>
          <table:table-cell office:value-type="float" office:value="-1.819" calcext:value-type="float">
            <text:p>-1.81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.423" calcext:value-type="float">
            <text:p>-1.423</text:p>
          </table:table-cell>
          <table:covered-table-cell/>
          <table:table-cell/>
          <table:table-cell office:value-type="float" office:value="-1.687" calcext:value-type="float">
            <text:p>-1.68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.339" calcext:value-type="float">
            <text:p>-1.339</text:p>
          </table:table-cell>
          <table:covered-table-cell/>
          <table:table-cell/>
          <table:table-cell office:value-type="float" office:value="-1.553" calcext:value-type="float">
            <text:p>-1.55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.263" calcext:value-type="float">
            <text:p>-1.263</text:p>
          </table:table-cell>
          <table:covered-table-cell/>
          <table:table-cell/>
          <table:table-cell office:value-type="float" office:value="-1.538" calcext:value-type="float">
            <text:p>-1.53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.433" calcext:value-type="float">
            <text:p>-1.433</text:p>
          </table:table-cell>
          <table:covered-table-cell/>
          <table:table-cell/>
          <table:table-cell office:value-type="float" office:value="-1.667" calcext:value-type="float">
            <text:p>-1.667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.62" calcext:value-type="float">
            <text:p>-1.62</text:p>
          </table:table-cell>
          <table:covered-table-cell/>
          <table:table-cell/>
          <table:table-cell office:value-type="float" office:value="-1.837" calcext:value-type="float">
            <text:p>-1.837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.857" calcext:value-type="float">
            <text:p>-1.857</text:p>
          </table:table-cell>
          <table:covered-table-cell/>
          <table:table-cell/>
          <table:table-cell office:value-type="float" office:value="-2.008" calcext:value-type="float">
            <text:p>-2.00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.973" calcext:value-type="float">
            <text:p>-1.973</text:p>
          </table:table-cell>
          <table:covered-table-cell/>
          <table:table-cell/>
          <table:table-cell office:value-type="float" office:value="-2.181" calcext:value-type="float">
            <text:p>-2.18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.059" calcext:value-type="float">
            <text:p>-2.059</text:p>
          </table:table-cell>
          <table:covered-table-cell/>
          <table:table-cell/>
          <table:table-cell office:value-type="float" office:value="-2.287" calcext:value-type="float">
            <text:p>-2.2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.114" calcext:value-type="float">
            <text:p>-2.114</text:p>
          </table:table-cell>
          <table:covered-table-cell/>
          <table:table-cell/>
          <table:table-cell office:value-type="float" office:value="-2.354" calcext:value-type="float">
            <text:p>-2.35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.097" calcext:value-type="float">
            <text:p>-2.097</text:p>
          </table:table-cell>
          <table:covered-table-cell/>
          <table:table-cell/>
          <table:table-cell office:value-type="float" office:value="-2.336" calcext:value-type="float">
            <text:p>-2.33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.991" calcext:value-type="float">
            <text:p>-1.991</text:p>
          </table:table-cell>
          <table:covered-table-cell/>
          <table:table-cell/>
          <table:table-cell office:value-type="float" office:value="-2.18" calcext:value-type="float">
            <text:p>-2.1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.95" calcext:value-type="float">
            <text:p>-1.95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-2.018" calcext:value-type="float">
            <text:p>-2.01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.865" calcext:value-type="float">
            <text:p>-1.865</text:p>
          </table:table-cell>
          <table:covered-table-cell/>
          <table:table-cell/>
          <table:table-cell office:value-type="float" office:value="-1.979" calcext:value-type="float">
            <text:p>-1.97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.865" calcext:value-type="float">
            <text:p>-1.865</text:p>
          </table:table-cell>
          <table:covered-table-cell/>
          <table:table-cell/>
          <table:table-cell office:value-type="float" office:value="-1.902" calcext:value-type="float">
            <text:p>-1.902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.736" calcext:value-type="float">
            <text:p>-1.736</text:p>
          </table:table-cell>
          <table:covered-table-cell/>
          <table:table-cell/>
          <table:table-cell office:value-type="float" office:value="-1.898" calcext:value-type="float">
            <text:p>-1.89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.606" calcext:value-type="float">
            <text:p>-1.606</text:p>
          </table:table-cell>
          <table:covered-table-cell/>
          <table:table-cell/>
          <table:table-cell office:value-type="float" office:value="-1.717" calcext:value-type="float">
            <text:p>-1.71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.371" calcext:value-type="float">
            <text:p>-1.371</text:p>
          </table:table-cell>
          <table:covered-table-cell/>
          <table:table-cell/>
          <table:table-cell office:value-type="float" office:value="-1.543" calcext:value-type="float">
            <text:p>-1.54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.17" calcext:value-type="float">
            <text:p>-1.17</text:p>
          </table:table-cell>
          <table:covered-table-cell/>
          <table:table-cell/>
          <table:table-cell office:value-type="float" office:value="-1.29" calcext:value-type="float">
            <text:p>-1.2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986000000000001" calcext:value-type="float">
            <text:p>-0.986</text:p>
          </table:table-cell>
          <table:covered-table-cell/>
          <table:table-cell/>
          <table:table-cell office:value-type="float" office:value="-1.109" calcext:value-type="float">
            <text:p>-1.10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893000000000001" calcext:value-type="float">
            <text:p>-0.893</text:p>
          </table:table-cell>
          <table:covered-table-cell/>
          <table:table-cell/>
          <table:table-cell office:value-type="float" office:value="-0.942" calcext:value-type="float">
            <text:p>-0.94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68" calcext:value-type="float">
            <text:p>-10.368</text:p>
          </table:table-cell>
          <table:table-cell office:value-type="string" calcext:value-type="string" table:number-columns-spanned="1" table:number-rows-spanned="72">
            <text:p><text:span text:style-name="T1">-10.368</text:span></text:p>
            <text:p><text:span text:style-name="T1">-12.212</text:span></text:p>
            <text:p><text:span text:style-name="T1">-16.03</text:span></text:p>
            <text:p><text:span text:style-name="T1">-16.956</text:span></text:p>
            <text:p><text:span text:style-name="T1">-12.275</text:span></text:p>
            <text:p><text:span text:style-name="T1">-6.552</text:span></text:p>
            <text:p><text:span text:style-name="T1">-1.757</text:span></text:p>
            <text:p><text:span text:style-name="T1">0.931</text:span></text:p>
            <text:p><text:span text:style-name="T1">2.425</text:span></text:p>
            <text:p><text:span text:style-name="T1">2.978</text:span></text:p>
            <text:p><text:span text:style-name="T1">2.825</text:span></text:p>
            <text:p><text:span text:style-name="T1">2.441</text:span></text:p>
            <text:p><text:span text:style-name="T1">1.848</text:span></text:p>
            <text:p><text:span text:style-name="T1">1.48</text:span></text:p>
            <text:p><text:span text:style-name="T1">1.023</text:span></text:p>
            <text:p><text:span text:style-name="T1">0.716</text:span></text:p>
            <text:p><text:span text:style-name="T1">0.189</text:span></text:p>
            <text:p><text:span text:style-name="T1">-0.252</text:span></text:p>
            <text:p><text:span text:style-name="T1">-0.814</text:span></text:p>
            <text:p><text:span text:style-name="T1">-1.478</text:span></text:p>
            <text:p><text:span text:style-name="T1">-2.387</text:span></text:p>
            <text:p><text:span text:style-name="T1">-3.365</text:span></text:p>
            <text:p><text:span text:style-name="T1">-5.067</text:span></text:p>
            <text:p><text:span text:style-name="T1">-7.321</text:span></text:p>
            <text:p><text:span text:style-name="T1">-10.661</text:span></text:p>
            <text:p><text:span text:style-name="T1">-11.262</text:span></text:p>
            <text:p><text:span text:style-name="T1">-8.291</text:span></text:p>
            <text:p><text:span text:style-name="T1">-6.429</text:span></text:p>
            <text:p><text:span text:style-name="T1">-5.997</text:span></text:p>
            <text:p><text:span text:style-name="T1">-7.829</text:span></text:p>
            <text:p><text:span text:style-name="T1">-13.712</text:span></text:p>
            <text:p><text:span text:style-name="T1">-16.47</text:span></text:p>
            <text:p><text:span text:style-name="T1">-16.093</text:span></text:p>
            <text:p><text:span text:style-name="T1">-15.865</text:span></text:p>
            <text:p><text:span text:style-name="T1">-16.65</text:span></text:p>
            <text:p><text:span text:style-name="T1">-15.77</text:span></text:p>
            <text:p><text:span text:style-name="T1">-10.199</text:span></text:p>
            <text:p><text:span text:style-name="T1">-9.758</text:span></text:p>
            <text:p><text:span text:style-name="T1">-15.511</text:span></text:p>
            <text:p><text:span text:style-name="T1">-19.522</text:span></text:p>
            <text:p><text:span text:style-name="T1">-9.628</text:span></text:p>
            <text:p><text:span text:style-name="T1">-6.162</text:span></text:p>
            <text:p><text:span text:style-name="T1">-6.283</text:span></text:p>
            <text:p><text:span text:style-name="T1">-9.663</text:span></text:p>
            <text:p><text:span text:style-name="T1">-14.234</text:span></text:p>
            <text:p><text:span text:style-name="T1">-11.316</text:span></text:p>
            <text:p><text:span text:style-name="T1">-8.16</text:span></text:p>
            <text:p><text:span text:style-name="T1">-7.249</text:span></text:p>
            <text:p><text:span text:style-name="T1">-8.351</text:span></text:p>
            <text:p><text:span text:style-name="T1">-11.626</text:span></text:p>
            <text:p><text:span text:style-name="T1">-15.12</text:span></text:p>
            <text:p><text:span text:style-name="T1">-11.354</text:span></text:p>
            <text:p><text:span text:style-name="T1">-6.921</text:span></text:p>
            <text:p><text:span text:style-name="T1">-3.464</text:span></text:p>
            <text:p><text:span text:style-name="T1">-1.368</text:span></text:p>
            <text:p><text:span text:style-name="T1">0.41</text:span></text:p>
            <text:p><text:span text:style-name="T1">1.627</text:span></text:p>
            <text:p><text:span text:style-name="T1">2.725</text:span></text:p>
            <text:p><text:span text:style-name="T1">3.322</text:span></text:p>
            <text:p><text:span text:style-name="T1">3.747</text:span></text:p>
            <text:p><text:span text:style-name="T1">3.683</text:span></text:p>
            <text:p><text:span text:style-name="T1">3.113</text:span></text:p>
            <text:p><text:span text:style-name="T1">1.869</text:span></text:p>
            <text:p><text:span text:style-name="T1">-0.765</text:span></text:p>
            <text:p><text:span text:style-name="T1">-4.464</text:span></text:p>
            <text:p><text:span text:style-name="T1">-7.765</text:span></text:p>
            <text:p><text:span text:style-name="T1">-6.398</text:span></text:p>
            <text:p><text:span text:style-name="T1">-5.096</text:span></text:p>
            <text:p><text:span text:style-name="T1">-6.331</text:span></text:p>
            <text:p><text:span text:style-name="T1">-10.946</text:span></text:p>
            <text:p><text:span text:style-name="T1">-15.409</text:span></text:p>
            <text:p><text:span text:style-name="T1">-11.244</text:span></text:p>
            <text:p><text:span text:style-name="T1"/></text:p>
          </table:table-cell>
          <table:table-cell office:value-type="string" calcext:value-type="string">
            <text:p>0°</text:p>
          </table:table-cell>
          <table:table-cell office:value-type="float" office:value="-10.368" calcext:value-type="float">
            <text:p>-10.36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.212" calcext:value-type="float">
            <text:p>-12.212</text:p>
          </table:table-cell>
          <table:covered-table-cell/>
          <table:table-cell/>
          <table:table-cell office:value-type="float" office:value="-11.244" calcext:value-type="float">
            <text:p>-11.2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.03" calcext:value-type="float">
            <text:p>-16.03</text:p>
          </table:table-cell>
          <table:covered-table-cell/>
          <table:table-cell/>
          <table:table-cell office:value-type="float" office:value="-15.409" calcext:value-type="float">
            <text:p>-15.40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.956" calcext:value-type="float">
            <text:p>-16.956</text:p>
          </table:table-cell>
          <table:covered-table-cell/>
          <table:table-cell/>
          <table:table-cell office:value-type="float" office:value="-10.946" calcext:value-type="float">
            <text:p>-10.9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.275" calcext:value-type="float">
            <text:p>-12.275</text:p>
          </table:table-cell>
          <table:covered-table-cell/>
          <table:table-cell/>
          <table:table-cell office:value-type="float" office:value="-6.331" calcext:value-type="float">
            <text:p>-6.33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.552" calcext:value-type="float">
            <text:p>-6.552</text:p>
          </table:table-cell>
          <table:covered-table-cell/>
          <table:table-cell/>
          <table:table-cell office:value-type="float" office:value="-5.096" calcext:value-type="float">
            <text:p>-5.0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757" calcext:value-type="float">
            <text:p>-1.757</text:p>
          </table:table-cell>
          <table:covered-table-cell/>
          <table:table-cell/>
          <table:table-cell office:value-type="float" office:value="-6.398" calcext:value-type="float">
            <text:p>-6.39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1000000000001" calcext:value-type="float">
            <text:p>0.931</text:p>
          </table:table-cell>
          <table:covered-table-cell/>
          <table:table-cell/>
          <table:table-cell office:value-type="float" office:value="-7.765" calcext:value-type="float">
            <text:p>-7.7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25" calcext:value-type="float">
            <text:p>2.425</text:p>
          </table:table-cell>
          <table:covered-table-cell/>
          <table:table-cell/>
          <table:table-cell office:value-type="float" office:value="-4.464" calcext:value-type="float">
            <text:p>-4.46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978" calcext:value-type="float">
            <text:p>2.978</text:p>
          </table:table-cell>
          <table:covered-table-cell/>
          <table:table-cell office:value-type="string" calcext:value-type="string">
            <text:p>-45°</text:p>
          </table:table-cell>
          <table:table-cell office:value-type="float" office:value="-0.765000000000001" calcext:value-type="float">
            <text:p>-0.7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25" calcext:value-type="float">
            <text:p>2.825</text:p>
          </table:table-cell>
          <table:covered-table-cell/>
          <table:table-cell/>
          <table:table-cell office:value-type="float" office:value="1.869" calcext:value-type="float">
            <text:p>1.86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441" calcext:value-type="float">
            <text:p>2.441</text:p>
          </table:table-cell>
          <table:covered-table-cell/>
          <table:table-cell/>
          <table:table-cell office:value-type="float" office:value="3.113" calcext:value-type="float">
            <text:p>3.1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848" calcext:value-type="float">
            <text:p>1.848</text:p>
          </table:table-cell>
          <table:covered-table-cell/>
          <table:table-cell/>
          <table:table-cell office:value-type="float" office:value="3.683" calcext:value-type="float">
            <text:p>3.68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8" calcext:value-type="float">
            <text:p>1.48</text:p>
          </table:table-cell>
          <table:covered-table-cell/>
          <table:table-cell/>
          <table:table-cell office:value-type="float" office:value="3.747" calcext:value-type="float">
            <text:p>3.7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23" calcext:value-type="float">
            <text:p>1.023</text:p>
          </table:table-cell>
          <table:covered-table-cell/>
          <table:table-cell/>
          <table:table-cell office:value-type="float" office:value="3.322" calcext:value-type="float">
            <text:p>3.32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16000000000001" calcext:value-type="float">
            <text:p>0.716</text:p>
          </table:table-cell>
          <table:covered-table-cell/>
          <table:table-cell/>
          <table:table-cell office:value-type="float" office:value="2.725" calcext:value-type="float">
            <text:p>2.72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9" calcext:value-type="float">
            <text:p>0.189</text:p>
          </table:table-cell>
          <table:covered-table-cell/>
          <table:table-cell/>
          <table:table-cell office:value-type="float" office:value="1.627" calcext:value-type="float">
            <text:p>1.62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251999999999999" calcext:value-type="float">
            <text:p>-0.252</text:p>
          </table:table-cell>
          <table:covered-table-cell/>
          <table:table-cell/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814" calcext:value-type="float">
            <text:p>-0.814</text:p>
          </table:table-cell>
          <table:covered-table-cell/>
          <table:table-cell/>
          <table:table-cell office:value-type="float" office:value="-1.368" calcext:value-type="float">
            <text:p>-1.36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478" calcext:value-type="float">
            <text:p>-1.478</text:p>
          </table:table-cell>
          <table:covered-table-cell/>
          <table:table-cell/>
          <table:table-cell office:value-type="float" office:value="-3.464" calcext:value-type="float">
            <text:p>-3.4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387" calcext:value-type="float">
            <text:p>-2.387</text:p>
          </table:table-cell>
          <table:covered-table-cell/>
          <table:table-cell/>
          <table:table-cell office:value-type="float" office:value="-6.921" calcext:value-type="float">
            <text:p>-6.92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.365" calcext:value-type="float">
            <text:p>-3.365</text:p>
          </table:table-cell>
          <table:covered-table-cell/>
          <table:table-cell/>
          <table:table-cell office:value-type="float" office:value="-11.354" calcext:value-type="float">
            <text:p>-11.35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.067" calcext:value-type="float">
            <text:p>-5.067</text:p>
          </table:table-cell>
          <table:covered-table-cell/>
          <table:table-cell/>
          <table:table-cell office:value-type="float" office:value="-15.12" calcext:value-type="float">
            <text:p>-15.1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.321" calcext:value-type="float">
            <text:p>-7.321</text:p>
          </table:table-cell>
          <table:covered-table-cell/>
          <table:table-cell/>
          <table:table-cell office:value-type="float" office:value="-11.626" calcext:value-type="float">
            <text:p>-11.6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0.661" calcext:value-type="float">
            <text:p>-10.661</text:p>
          </table:table-cell>
          <table:covered-table-cell/>
          <table:table-cell/>
          <table:table-cell office:value-type="float" office:value="-8.351" calcext:value-type="float">
            <text:p>-8.35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.262" calcext:value-type="float">
            <text:p>-11.262</text:p>
          </table:table-cell>
          <table:covered-table-cell/>
          <table:table-cell/>
          <table:table-cell office:value-type="float" office:value="-7.249" calcext:value-type="float">
            <text:p>-7.24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.291" calcext:value-type="float">
            <text:p>-8.291</text:p>
          </table:table-cell>
          <table:covered-table-cell/>
          <table:table-cell/>
          <table:table-cell office:value-type="float" office:value="-8.16" calcext:value-type="float">
            <text:p>-8.1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.429" calcext:value-type="float">
            <text:p>-6.429</text:p>
          </table:table-cell>
          <table:covered-table-cell/>
          <table:table-cell office:value-type="string" calcext:value-type="string">
            <text:p>-135°</text:p>
          </table:table-cell>
          <table:table-cell office:value-type="float" office:value="-11.316" calcext:value-type="float">
            <text:p>-11.31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.997" calcext:value-type="float">
            <text:p>-5.997</text:p>
          </table:table-cell>
          <table:covered-table-cell/>
          <table:table-cell/>
          <table:table-cell office:value-type="float" office:value="-14.234" calcext:value-type="float">
            <text:p>-14.23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.829" calcext:value-type="float">
            <text:p>-7.829</text:p>
          </table:table-cell>
          <table:covered-table-cell/>
          <table:table-cell/>
          <table:table-cell office:value-type="float" office:value="-9.663" calcext:value-type="float">
            <text:p>-9.66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3.712" calcext:value-type="float">
            <text:p>-13.712</text:p>
          </table:table-cell>
          <table:covered-table-cell/>
          <table:table-cell/>
          <table:table-cell office:value-type="float" office:value="-6.283" calcext:value-type="float">
            <text:p>-6.28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.47" calcext:value-type="float">
            <text:p>-16.47</text:p>
          </table:table-cell>
          <table:covered-table-cell/>
          <table:table-cell/>
          <table:table-cell office:value-type="float" office:value="-6.162" calcext:value-type="float">
            <text:p>-6.16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6.093" calcext:value-type="float">
            <text:p>-16.093</text:p>
          </table:table-cell>
          <table:covered-table-cell/>
          <table:table-cell/>
          <table:table-cell office:value-type="float" office:value="-9.628" calcext:value-type="float">
            <text:p>-9.62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.865" calcext:value-type="float">
            <text:p>-15.865</text:p>
          </table:table-cell>
          <table:covered-table-cell/>
          <table:table-cell/>
          <table:table-cell office:value-type="float" office:value="-19.522" calcext:value-type="float">
            <text:p>-19.52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.65" calcext:value-type="float">
            <text:p>-16.65</text:p>
          </table:table-cell>
          <table:covered-table-cell/>
          <table:table-cell/>
          <table:table-cell office:value-type="float" office:value="-15.511" calcext:value-type="float">
            <text:p>-15.51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.77" calcext:value-type="float">
            <text:p>-15.77</text:p>
          </table:table-cell>
          <table:covered-table-cell/>
          <table:table-cell/>
          <table:table-cell office:value-type="float" office:value="-9.758" calcext:value-type="float">
            <text:p>-9.75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0.199" calcext:value-type="float">
            <text:p>-10.199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-10.199" calcext:value-type="float">
            <text:p>-10.19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.758" calcext:value-type="float">
            <text:p>-9.758</text:p>
          </table:table-cell>
          <table:covered-table-cell/>
          <table:table-cell/>
          <table:table-cell office:value-type="float" office:value="-15.77" calcext:value-type="float">
            <text:p>-15.7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.511" calcext:value-type="float">
            <text:p>-15.511</text:p>
          </table:table-cell>
          <table:covered-table-cell/>
          <table:table-cell/>
          <table:table-cell office:value-type="float" office:value="-16.65" calcext:value-type="float">
            <text:p>-16.6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9.522" calcext:value-type="float">
            <text:p>-19.522</text:p>
          </table:table-cell>
          <table:covered-table-cell/>
          <table:table-cell/>
          <table:table-cell office:value-type="float" office:value="-15.865" calcext:value-type="float">
            <text:p>-15.8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9.628" calcext:value-type="float">
            <text:p>-9.628</text:p>
          </table:table-cell>
          <table:covered-table-cell/>
          <table:table-cell/>
          <table:table-cell office:value-type="float" office:value="-16.093" calcext:value-type="float">
            <text:p>-16.09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6.162" calcext:value-type="float">
            <text:p>-6.162</text:p>
          </table:table-cell>
          <table:covered-table-cell/>
          <table:table-cell/>
          <table:table-cell office:value-type="float" office:value="-16.47" calcext:value-type="float">
            <text:p>-16.47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6.283" calcext:value-type="float">
            <text:p>-6.283</text:p>
          </table:table-cell>
          <table:covered-table-cell/>
          <table:table-cell/>
          <table:table-cell office:value-type="float" office:value="-13.712" calcext:value-type="float">
            <text:p>-13.71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9.663" calcext:value-type="float">
            <text:p>-9.663</text:p>
          </table:table-cell>
          <table:covered-table-cell/>
          <table:table-cell/>
          <table:table-cell office:value-type="float" office:value="-7.829" calcext:value-type="float">
            <text:p>-7.82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.234" calcext:value-type="float">
            <text:p>-14.234</text:p>
          </table:table-cell>
          <table:covered-table-cell/>
          <table:table-cell/>
          <table:table-cell office:value-type="float" office:value="-5.997" calcext:value-type="float">
            <text:p>-5.99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.316" calcext:value-type="float">
            <text:p>-11.316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-6.429" calcext:value-type="float">
            <text:p>-6.42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8.16" calcext:value-type="float">
            <text:p>-8.16</text:p>
          </table:table-cell>
          <table:covered-table-cell/>
          <table:table-cell/>
          <table:table-cell office:value-type="float" office:value="-8.291" calcext:value-type="float">
            <text:p>-8.29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.249" calcext:value-type="float">
            <text:p>-7.249</text:p>
          </table:table-cell>
          <table:covered-table-cell/>
          <table:table-cell/>
          <table:table-cell office:value-type="float" office:value="-11.262" calcext:value-type="float">
            <text:p>-11.26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8.351" calcext:value-type="float">
            <text:p>-8.351</text:p>
          </table:table-cell>
          <table:covered-table-cell/>
          <table:table-cell/>
          <table:table-cell office:value-type="float" office:value="-10.661" calcext:value-type="float">
            <text:p>-10.66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.626" calcext:value-type="float">
            <text:p>-11.626</text:p>
          </table:table-cell>
          <table:covered-table-cell/>
          <table:table-cell/>
          <table:table-cell office:value-type="float" office:value="-7.321" calcext:value-type="float">
            <text:p>-7.32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5.12" calcext:value-type="float">
            <text:p>-15.12</text:p>
          </table:table-cell>
          <table:covered-table-cell/>
          <table:table-cell/>
          <table:table-cell office:value-type="float" office:value="-5.067" calcext:value-type="float">
            <text:p>-5.06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1.354" calcext:value-type="float">
            <text:p>-11.354</text:p>
          </table:table-cell>
          <table:covered-table-cell/>
          <table:table-cell/>
          <table:table-cell office:value-type="float" office:value="-3.365" calcext:value-type="float">
            <text:p>-3.36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6.921" calcext:value-type="float">
            <text:p>-6.921</text:p>
          </table:table-cell>
          <table:covered-table-cell/>
          <table:table-cell/>
          <table:table-cell office:value-type="float" office:value="-2.387" calcext:value-type="float">
            <text:p>-2.38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.464" calcext:value-type="float">
            <text:p>-3.464</text:p>
          </table:table-cell>
          <table:covered-table-cell/>
          <table:table-cell/>
          <table:table-cell office:value-type="float" office:value="-1.478" calcext:value-type="float">
            <text:p>-1.47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.368" calcext:value-type="float">
            <text:p>-1.368</text:p>
          </table:table-cell>
          <table:covered-table-cell/>
          <table:table-cell/>
          <table:table-cell office:value-type="float" office:value="-0.814" calcext:value-type="float">
            <text:p>-0.81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1" calcext:value-type="float">
            <text:p>0.41</text:p>
          </table:table-cell>
          <table:covered-table-cell/>
          <table:table-cell/>
          <table:table-cell office:value-type="float" office:value="-0.251999999999999" calcext:value-type="float">
            <text:p>-0.252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627" calcext:value-type="float">
            <text:p>1.627</text:p>
          </table:table-cell>
          <table:covered-table-cell/>
          <table:table-cell/>
          <table:table-cell office:value-type="float" office:value="0.189" calcext:value-type="float">
            <text:p>0.18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725" calcext:value-type="float">
            <text:p>2.725</text:p>
          </table:table-cell>
          <table:covered-table-cell/>
          <table:table-cell/>
          <table:table-cell office:value-type="float" office:value="0.716000000000001" calcext:value-type="float">
            <text:p>0.71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322" calcext:value-type="float">
            <text:p>3.322</text:p>
          </table:table-cell>
          <table:covered-table-cell/>
          <table:table-cell/>
          <table:table-cell office:value-type="float" office:value="1.023" calcext:value-type="float">
            <text:p>1.02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747" calcext:value-type="float">
            <text:p>3.747</text:p>
          </table:table-cell>
          <table:covered-table-cell/>
          <table:table-cell/>
          <table:table-cell office:value-type="float" office:value="1.48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83" calcext:value-type="float">
            <text:p>3.683</text:p>
          </table:table-cell>
          <table:covered-table-cell/>
          <table:table-cell/>
          <table:table-cell office:value-type="float" office:value="1.848" calcext:value-type="float">
            <text:p>1.84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113" calcext:value-type="float">
            <text:p>3.113</text:p>
          </table:table-cell>
          <table:covered-table-cell/>
          <table:table-cell/>
          <table:table-cell office:value-type="float" office:value="2.441" calcext:value-type="float">
            <text:p>2.44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869" calcext:value-type="float">
            <text:p>1.869</text:p>
          </table:table-cell>
          <table:covered-table-cell/>
          <table:table-cell/>
          <table:table-cell office:value-type="float" office:value="2.825" calcext:value-type="float">
            <text:p>2.82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765000000000001" calcext:value-type="float">
            <text:p>-0.765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2.978" calcext:value-type="float">
            <text:p>2.978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.464" calcext:value-type="float">
            <text:p>-4.464</text:p>
          </table:table-cell>
          <table:covered-table-cell/>
          <table:table-cell/>
          <table:table-cell office:value-type="float" office:value="2.425" calcext:value-type="float">
            <text:p>2.42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7.765" calcext:value-type="float">
            <text:p>-7.765</text:p>
          </table:table-cell>
          <table:covered-table-cell/>
          <table:table-cell/>
          <table:table-cell office:value-type="float" office:value="0.931000000000001" calcext:value-type="float">
            <text:p>0.93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.398" calcext:value-type="float">
            <text:p>-6.398</text:p>
          </table:table-cell>
          <table:covered-table-cell/>
          <table:table-cell/>
          <table:table-cell office:value-type="float" office:value="-1.757" calcext:value-type="float">
            <text:p>-1.757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5.096" calcext:value-type="float">
            <text:p>-5.096</text:p>
          </table:table-cell>
          <table:covered-table-cell/>
          <table:table-cell/>
          <table:table-cell office:value-type="float" office:value="-6.552" calcext:value-type="float">
            <text:p>-6.55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.331" calcext:value-type="float">
            <text:p>-6.331</text:p>
          </table:table-cell>
          <table:covered-table-cell/>
          <table:table-cell/>
          <table:table-cell office:value-type="float" office:value="-12.275" calcext:value-type="float">
            <text:p>-12.275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0.946" calcext:value-type="float">
            <text:p>-10.946</text:p>
          </table:table-cell>
          <table:covered-table-cell/>
          <table:table-cell/>
          <table:table-cell office:value-type="float" office:value="-16.956" calcext:value-type="float">
            <text:p>-16.95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5.409" calcext:value-type="float">
            <text:p>-15.409</text:p>
          </table:table-cell>
          <table:covered-table-cell/>
          <table:table-cell/>
          <table:table-cell office:value-type="float" office:value="-16.03" calcext:value-type="float">
            <text:p>-16.0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1.244" calcext:value-type="float">
            <text:p>-11.244</text:p>
          </table:table-cell>
          <table:covered-table-cell/>
          <table:table-cell/>
          <table:table-cell office:value-type="float" office:value="-12.212" calcext:value-type="float">
            <text:p>-12.21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efault Dataset'.A9:'Default Dataset'.B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0:17:10.967499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6T22:12:35.305674350</dc:date>
    <meta:editing-duration>PT3H42M47S</meta:editing-duration>
    <meta:editing-cycles>11</meta:editing-cycles>
    <meta:document-statistic meta:table-count="1" meta:cell-count="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10" chart:origin="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09cm" xlink:href=".." xlink:type="simple" chart:class="chart:radar" chart:style-name="ch1">
        <chart:plot-area chart:style-name="ch2" table:cell-range-address="'Default Dataset'.D8:'Default Dataset'.E79" chart:data-source-has-labels="column" svg:x="0.306cm" svg:y="0.372cm" svg:width="14.731cm" svg:height="17.865cm">
          <chartooo:coordinate-region svg:x="0.704cm" svg:y="2.337cm" svg:width="13.935cm" svg:height="13.935cm"/>
          <chart:axis chart:dimension="x" chart:name="primary-x" chart:style-name="ch3" chartooo:axis-type="auto">
            <chartooo:date-scale/>
            <chart:categories table:cell-range-address="'Default Dataset'.D8:'Default Dataset'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:'Default Dataset'.E79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:'Default Dataset'.D79</svg:desc>
                </draw:g>
              </table:table-cell>
              <table:table-cell office:value-type="float" office:value="-0.888000000000002">
                <text:p>-0.888000000000002</text:p>
                <draw:g>
                  <svg:desc>'Default Dataset'.E8:'Default Dataset'.E7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93000000000001">
                <text:p>-0.893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986000000000001">
                <text:p>-0.986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71">
                <text:p>-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06">
                <text:p>-1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36">
                <text:p>-1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65">
                <text:p>-1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65">
                <text:p>-1.865</text:p>
              </table:table-cell>
            </table:table-row>
            <table:table-row>
              <table:table-cell office:value-type="string">
                <text:p>315°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91">
                <text:p>-1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97">
                <text:p>-2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14">
                <text:p>-2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59">
                <text:p>-2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73">
                <text:p>-1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57">
                <text:p>-1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39">
                <text:p>-1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423">
                <text:p>-1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85">
                <text:p>-1.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75">
                <text:p>-1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13">
                <text:p>-1.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79">
                <text:p>-1.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476">
                <text:p>-1.476</text:p>
              </table:table-cell>
            </table:table-row>
            <table:table-row>
              <table:table-cell office:value-type="string">
                <text:p>225°</text:p>
              </table:table-cell>
              <table:table-cell office:value-type="float" office:value="-1.519">
                <text:p>-1.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32">
                <text:p>-1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251">
                <text:p>-2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212">
                <text:p>-2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46">
                <text:p>-2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59">
                <text:p>-1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24">
                <text:p>-1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-1.275">
                <text:p>-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38">
                <text:p>-1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14">
                <text:p>-2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26">
                <text:p>-2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67">
                <text:p>-2.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88">
                <text:p>-1.888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-1.741">
                <text:p>-1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72">
                <text:p>-1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68">
                <text:p>-1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02">
                <text:p>-1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77">
                <text:p>-1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21">
                <text:p>-1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19">
                <text:p>-1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87">
                <text:p>-1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53">
                <text:p>-1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38">
                <text:p>-1.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667">
                <text:p>-1.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37">
                <text:p>-1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08">
                <text:p>-2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81">
                <text:p>-2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287">
                <text:p>-2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54">
                <text:p>-2.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36">
                <text:p>-2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-2.018">
                <text:p>-2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79">
                <text:p>-1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902">
                <text:p>-1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898">
                <text:p>-1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17">
                <text:p>-1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43">
                <text:p>-1.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109">
                <text:p>-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942">
                <text:p>-0.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5" chart:origin="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09cm" xlink:href=".." xlink:type="simple" chart:class="chart:radar" chart:style-name="ch1">
        <chart:plot-area chart:style-name="ch2" table:cell-range-address="'Default Dataset'.D85:'Default Dataset'.E156" chart:data-source-has-labels="column" svg:x="0.306cm" svg:y="0.372cm" svg:width="14.731cm" svg:height="17.865cm">
          <chartooo:coordinate-region svg:x="0.947cm" svg:y="2.474cm" svg:width="13.661cm" svg:height="13.661cm"/>
          <chart:axis chart:dimension="x" chart:name="primary-x" chart:style-name="ch3" chartooo:axis-type="auto">
            <chartooo:date-scale/>
            <chart:categories table:cell-range-address="'Default Dataset'.D85:'Default Dataset'.D1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5:'Default Dataset'.E156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5:'Default Dataset'.D156</svg:desc>
                </draw:g>
              </table:table-cell>
              <table:table-cell office:value-type="float" office:value="-10.368">
                <text:p>-10.368</text:p>
                <draw:g>
                  <svg:desc>'Default Dataset'.E85:'Default Dataset'.E1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44">
                <text:p>-11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409">
                <text:p>-15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946">
                <text:p>-10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331">
                <text:p>-6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096">
                <text:p>-5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398">
                <text:p>-6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765">
                <text:p>-7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464">
                <text:p>-4.464</text:p>
              </table:table-cell>
            </table:table-row>
            <table:table-row>
              <table:table-cell office:value-type="string">
                <text:p>-45°</text:p>
              </table:table-cell>
              <table:table-cell office:value-type="float" office:value="-0.765000000000001">
                <text:p>-0.765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13">
                <text:p>3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83">
                <text:p>3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47">
                <text:p>3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464">
                <text:p>-3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921">
                <text:p>-6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354">
                <text:p>-11.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626">
                <text:p>-11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351">
                <text:p>-8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249">
                <text:p>-7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-135°</text:p>
              </table:table-cell>
              <table:table-cell office:value-type="float" office:value="-11.316">
                <text:p>-1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34">
                <text:p>-14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663">
                <text:p>-9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283">
                <text:p>-6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162">
                <text:p>-6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628">
                <text:p>-9.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522">
                <text:p>-19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511">
                <text:p>-15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758">
                <text:p>-9.758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-10.199">
                <text:p>-10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77">
                <text:p>-15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5">
                <text:p>-16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865">
                <text:p>-15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093">
                <text:p>-16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47">
                <text:p>-16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12">
                <text:p>-13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29">
                <text:p>-7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997">
                <text:p>-5.997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-6.429">
                <text:p>-6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291">
                <text:p>-8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62">
                <text:p>-1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661">
                <text:p>-10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321">
                <text:p>-7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067">
                <text:p>-5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365">
                <text:p>-3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87">
                <text:p>-2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478">
                <text:p>-1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814">
                <text:p>-0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51999999999999">
                <text:p>-0.251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6000000000001">
                <text:p>0.716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1000000000001">
                <text:p>0.931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757">
                <text:p>-1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552">
                <text:p>-6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75">
                <text:p>-12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956">
                <text:p>-16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03">
                <text:p>-16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12">
                <text:p>-12.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